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'Noto Sans SC', 'Noto Sans JP', 'Noto Sans KR', Roboto, apple-system, BlinkMacSystemFont, 'Segoe UI', Oxygen, Ubuntu, Cantarell, 'Fira Sans', 'Droid Sans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nl" fo:country="NL" fo:font-weight="bold" officeooo:rsid="00169db5" officeooo:paragraph-rsid="00169db5" style:font-size-asian="16pt" style:font-weight-asian="bold" style:font-size-complex="16pt" style:font-weight-complex="bold"/>
    </style:style>
    <style:style style:name="P2" style:family="paragraph" style:parent-style-name="Standard">
      <style:text-properties fo:language="nl" fo:country="NL" officeooo:rsid="001c986e" officeooo:paragraph-rsid="001c986e"/>
    </style:style>
    <style:style style:name="P3" style:family="paragraph" style:parent-style-name="Standard">
      <style:text-properties fo:language="nl" fo:country="NL" officeooo:paragraph-rsid="001c986e"/>
    </style:style>
    <style:style style:name="T1" style:family="text">
      <style:text-properties officeooo:rsid="001c986e"/>
    </style:style>
    <style:style style:name="T2" style:family="text">
      <style:text-properties fo:font-variant="normal" fo:text-transform="none" fo:color="#212121" loext:opacity="100%" style:font-name="Inter" fo:font-size="16.5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Liberation Serif" fo:font-size="16.5pt" fo:letter-spacing="normal" fo:font-style="normal" fo:font-weight="normal"/>
    </style:style>
    <style:style style:name="T4" style:family="text">
      <style:text-properties fo:font-variant="normal" fo:text-transform="none" fo:color="#212121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12121" loext:opacity="100%" style:font-name="Liberation Serif" fo:font-size="12pt" fo:letter-spacing="normal" fo:font-style="normal" fo:font-weight="normal" officeooo:rsid="001c986e" style:font-size-asian="12pt" style:font-size-complex="12pt"/>
    </style:style>
    <style:style style:name="T6" style:family="text">
      <style:text-properties fo:language="nl" fo:country="NL" officeooo:rsid="0016e5c7"/>
    </style:style>
    <style:style style:name="T7" style:family="text">
      <style:text-properties fo:language="nl" fo:country="NL" officeooo:rsid="001c986e"/>
    </style:style>
    <style:style style:name="T8" style:family="text">
      <style:text-properties officeooo:rsid="0016e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Voor het gebruiken van mijn video game heb je alleen unity editor(2021.3.11f1) nodig </text:span><text:span text:style-name="T1">en de “</text:span><text:span text:style-name="T4">FREE Casual Game SFX Pack” </text:span><text:span text:style-name="T5">asset voor het geluid nodig</text:span><text:span text:style-name="T8">.</text:span></text:p>
      <text:p text:style-name="P3"/>
      <text:p text:style-name="P2">Dat was he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'Noto Sans SC', 'Noto Sans JP', 'Noto Sans KR', Roboto, apple-system, BlinkMacSystemFont, 'Segoe UI', Oxygen, Ubuntu, Cantarell, 'Fira Sans', 'Droid Sans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fo:language="nl" fo:country="NL" fo:font-weight="bold" officeooo:rsid="00169db5" officeooo:paragraph-rsid="00169db5" style:font-size-asian="16pt" style:font-weight-asian="bold" style:font-size-complex="16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verdrachtsformuli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0:57:56.290000000</meta:creation-date>
    <dc:date>2023-01-26T22:54:19.203000000</dc:date>
    <meta:editing-duration>PT12M54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" meta:word-count="29" meta:character-count="179" meta:non-whitespace-character-count="153"/>
  </office:meta>
</office:document-meta>
</file>